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" fo:font-size="12pt" fo:language="fr" fo:country="FR" officeooo:rsid="0006e959" officeooo:paragraph-rsid="0006e959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P2" style:family="paragraph" style:parent-style-name="Standard">
      <style:paragraph-properties fo:text-align="start" style:justify-single-word="false" style:writing-mode="lr-tb"/>
      <style:text-properties style:use-window-font-color="true" loext:opacity="0%" style:font-name="Liberation Serif" fo:font-size="12pt" fo:language="fr" fo:country="FR" officeooo:rsid="0009d88a" officeooo:paragraph-rsid="0009d88a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  <style:style style:name="P3" style:family="paragraph" style:parent-style-name="Standard" style:master-page-name="Standard">
      <style:paragraph-properties fo:text-align="start" style:justify-single-word="false" style:page-number="auto" style:writing-mode="lr-tb"/>
      <style:text-properties style:use-window-font-color="true" loext:opacity="0%" style:font-name="Liberation Serif" fo:font-size="12pt" fo:language="fr" fo:country="FR" officeooo:rsid="0006e959" officeooo:paragraph-rsid="0006e959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ègles de confidentialité de l’application Wi-Bash</text:p>
      <text:p text:style-name="P1"/>
      <text:p text:style-name="P1">L’application Wi-Bash App ne collecte aucune donnée personnelle de ses utilisateurs en dehors de leurs noms, prénoms, mails et photo de profil. Ces informations ne sont communiquées à aucune organisation tierce. Cette application est à but non lucratif, et en conséquence n’utilise aucune donnée personnelle de ses utilisateurs à des fins commerciales. <text:s/>Elles ne servent qu’à des fins d’identification interne à l’application.</text:p>
      <text:p text:style-name="P1">Les utilisateurs ont la possibilité de changer à tout moment ces informations personnelles depuis l’application.</text:p>
      <text:p text:style-name="P1"/>
      <text:p text:style-name="P2">Autorisations :</text:p>
      <text:p text:style-name="P2">Nous utilisons la caméra pour permettre à l’utilisateur de choisir sa photo de profi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7T10:37:48</meta:creation-date>
    <dc:language>fr-FR</dc:language>
    <dc:date>2021-05-20T18:48:20.039000000</dc:date>
    <meta:editing-cycles>5</meta:editing-cycles>
    <meta:editing-duration>PT10M48S</meta:editing-duration>
    <meta:generator>LibreOffice/7.0.4.2$Windows_X86_64 LibreOffice_project/dcf040e67528d9187c66b2379df5ea4407429775</meta:generator>
    <meta:document-statistic meta:table-count="0" meta:image-count="0" meta:object-count="0" meta:page-count="1" meta:paragraph-count="5" meta:word-count="99" meta:character-count="689" meta:non-whitespace-character-count="594"/>
    <meta:user-defined meta:name="AppVersion">15.0000</meta:user-defined>
  </office:meta>
</office:document-meta>
</file>